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6677ABB48DB4831.png" manifest:media-type="image/png"/>
  <manifest:file-entry manifest:full-path="Pictures/100002010000078000000438FFE52E4C1F70BF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50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327in, 9.9693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102in, 10.063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5862in" svg:y="0.3354in" svg:width="5.8555in" svg:height="3.5126in" draw:z-index="1"><draw:image xlink:href="Pictures/100002010000078000000438FFE52E4C1F70BFCB.png" xlink:type="simple" xlink:show="embed" xlink:actuate="onLoad" draw:mime-type="image/png"/></draw:frame><text:tab/><text:span text:style-name="T1">Test Set:</text:span></text:p>
      <text:p text:style-name="Standard"/>
      <text:p text:style-name="Standard"/>
      <text:p text:style-name="Standard"/>
      <text:p text:style-name="Standard"><text:tab/><text:span text:style-name="T1">Dev Set:</text:span></text:p>
      <text:p text:style-name="Standard"><draw:frame draw:style-name="fr2" draw:name="Image1" text:anchor-type="char" svg:x="0.5028in" svg:y="0.1555in" svg:width="5.8772in" svg:height="3.572in" draw:z-index="0"><draw:image xlink:href="Pictures/10000201000007800000043886677ABB48DB4831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22:44:01.932328793</meta:creation-date>
    <dc:date>2021-03-18T22:48:19.035124106</dc:date>
    <meta:editing-duration>PT4M17S</meta:editing-duration>
    <meta:editing-cycles>1</meta:editing-cycles>
    <meta:document-statistic meta:table-count="0" meta:image-count="2" meta:object-count="0" meta:page-count="1" meta:paragraph-count="2" meta:word-count="4" meta:character-count="19" meta:non-whitespace-character-count="15"/>
    <meta:generator>LibreOffice/7.0.3.1$Linux_X86_64 LibreOffice_project/00$Build-1</meta:generator>
  </office:meta>
</office:document-meta>
</file>